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padding="0cm" fo:border="non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style style:name="P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6" style:family="paragraph" style:parent-style-name="Standard">
      <style:paragraph-properties fo:margin-top="0cm" fo:margin-bottom="0cm" loext:contextual-spacing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P8" style:family="paragraph" style:parent-style-name="Standard">
      <style:paragraph-properties fo:margin-top="0cm" fo:margin-bottom="0cm" loext:contextual-spacing="false" fo:text-align="center" style:justify-single-word="false" fo:padding="0cm" fo:border="none"/>
    </style:style>
    <style:style style:name="P9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10" style:family="paragraph" style:parent-style-name="Standard">
      <style:paragraph-properties fo:margin-left="0.635cm" fo:margin-right="0cm" fo:margin-top="0cm" fo:margin-bottom="0cm" loext:contextual-spacing="false" fo:text-indent="0cm" style:auto-text-indent="false" fo:padding="0cm" fo:border="none"/>
    </style:style>
    <style:style style:name="P11" style:family="paragraph" style:parent-style-name="Standard">
      <style:paragraph-properties fo:margin-left="1.27cm" fo:margin-right="0cm" fo:margin-top="0cm" fo:margin-bottom="0cm" loext:contextual-spacing="false" fo:text-indent="0cm" style:auto-text-indent="false" fo:padding="0cm" fo:border="none"/>
    </style:style>
    <style:style style:name="P12" style:family="paragraph" style:parent-style-name="Standard">
      <style:paragraph-properties fo:margin-left="1.905cm" fo:margin-right="0cm" fo:margin-top="0cm" fo:margin-bottom="0cm" loext:contextual-spacing="false" fo:text-indent="0cm" style:auto-text-indent="false" fo:padding="0cm" fo:border="none"/>
    </style:style>
    <style:style style:name="P13" style:family="paragraph" style:parent-style-name="Heading_20_2">
      <style:paragraph-properties fo:margin-top="0.353cm" fo:margin-bottom="0cm" loext:contextual-spacing="false" fo:padding="0cm" fo:border="none"/>
    </style:style>
    <style:style style:name="P14" style:family="paragraph" style:parent-style-name="Heading_20_1">
      <style:paragraph-properties fo:margin-top="0.353cm" fo:margin-bottom="0cm" loext:contextual-spacing="false" fo:padding="0cm" fo:border="none"/>
    </style:style>
    <style:style style:name="P15" style:family="paragraph" style:parent-style-name="Heading_20_1">
      <style:paragraph-properties fo:margin-top="0.353cm" fo:margin-bottom="0cm" loext:contextual-spacing="false" fo:line-height="100%" fo:keep-together="always" fo:padding="0cm" fo:border="none" fo:keep-with-next="always"/>
    </style:style>
    <style:style style:name="P16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paragraph-rsid="00186a3e" style:font-name-asian="Trebuchet MS1" style:font-size-asian="13pt" style:font-name-complex="Trebuchet MS1" style:font-size-complex="13pt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 fo:padding="0cm" fo:border="none"/>
      <style:text-properties fo:color="#666666" style:font-name="Trebuchet MS" fo:font-size="13pt" officeooo:rsid="0015dbeb" officeooo:paragraph-rsid="0015dbeb" style:font-name-asian="Trebuchet MS1" style:font-size-asian="13pt" style:font-name-complex="Trebuchet MS1" style:font-size-complex="13pt"/>
    </style:style>
    <style:style style:name="P21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fo:color="#666666" style:font-name="Trebuchet MS" fo:font-size="13pt" officeooo:rsid="0016c109" officeooo:paragraph-rsid="0016c109" style:font-name-asian="Trebuchet MS1" style:font-size-asian="13pt" style:font-name-complex="Trebuchet MS1" style:font-size-complex="13pt"/>
    </style:style>
    <style:style style:name="P22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6e0dc" officeooo:paragraph-rsid="0016e0dc" style:font-name-asian="Trebuchet MS1" style:font-size-asian="13pt" style:font-name-complex="Trebuchet MS1" style:font-size-complex="13pt"/>
    </style:style>
    <style:style style:name="P23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93688" officeooo:paragraph-rsid="00193688" style:font-name-asian="Trebuchet MS1" style:font-size-asian="13pt" style:font-name-complex="Trebuchet MS1" style:font-size-complex="13pt"/>
    </style:style>
    <style:style style:name="P24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bb51f" officeooo:paragraph-rsid="001bb51f" style:font-name-asian="Trebuchet MS1" style:font-size-asian="13pt" style:font-name-complex="Trebuchet MS1" style:font-size-complex="13pt"/>
    </style:style>
    <style:style style:name="P25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rsid="001cfc53" officeooo:paragraph-rsid="001cfc53" style:font-name-asian="Trebuchet MS1" style:font-size-asian="13pt" style:font-name-complex="Trebuchet MS1" style:font-size-complex="13pt"/>
    </style:style>
    <style:style style:name="P26" style:family="paragraph" style:parent-style-name="Standard">
      <style:paragraph-properties fo:margin-top="0cm" fo:margin-bottom="0cm" loext:contextual-spacing="false" fo:padding="0cm" fo:border="none"/>
      <style:text-properties fo:color="#666666" style:font-name="Trebuchet MS" fo:font-size="13pt" officeooo:paragraph-rsid="001e4653" style:font-name-asian="Trebuchet MS1" style:font-size-asian="13pt" style:font-name-complex="Trebuchet MS1" style:font-size-complex="13pt"/>
    </style:style>
    <style:style style:name="P27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28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style:font-name="Trebuchet MS" fo:font-size="13pt" style:font-name-asian="Trebuchet MS1" style:font-size-asian="13pt" style:font-name-complex="Trebuchet MS1" style:font-size-complex="13pt"/>
    </style:style>
    <style:style style:name="P29" style:family="paragraph" style:parent-style-name="Standard">
      <style:paragraph-properties fo:margin-top="0cm" fo:margin-bottom="0cm" loext:contextual-spacing="false" fo:padding="0cm" fo:border="none"/>
      <style:text-properties style:font-name="Trebuchet MS" fo:font-size="13pt" officeooo:paragraph-rsid="001cfc53" style:font-name-asian="Trebuchet MS1" style:font-size-asian="13pt" style:font-name-complex="Trebuchet MS1" style:font-size-complex="13pt"/>
    </style:style>
    <style:style style:name="P30" style:family="paragraph" style:parent-style-name="Standard">
      <style:paragraph-properties fo:margin-top="0cm" fo:margin-bottom="0cm" loext:contextual-spacing="false" fo:text-align="start" style:justify-single-word="false" fo:padding="0cm" fo:border="none"/>
      <style:text-properties officeooo:paragraph-rsid="0015dbeb"/>
    </style:style>
    <style:style style:name="P31" style:family="paragraph" style:parent-style-name="Standard">
      <style:paragraph-properties fo:margin-top="0cm" fo:margin-bottom="0cm" loext:contextual-spacing="false" fo:padding="0cm" fo:border="none"/>
      <style:text-properties officeooo:paragraph-rsid="001e4653"/>
    </style:style>
    <style:style style:name="P32" style:family="paragraph" style:parent-style-name="Heading_20_3">
      <style:paragraph-properties fo:margin-top="0.282cm" fo:margin-bottom="0cm" loext:contextual-spacing="false" fo:padding="0cm" fo:border="none"/>
      <style:text-properties fo:color="#000000"/>
    </style:style>
    <style:style style:name="P33" style:family="paragraph" style:parent-style-name="Heading_20_3">
      <style:paragraph-properties fo:margin-top="0.282cm" fo:margin-bottom="0cm" loext:contextual-spacing="false" fo:padding="0cm" fo:border="none"/>
      <style:text-properties fo:color="#000000" officeooo:paragraph-rsid="00193688"/>
    </style:style>
    <style:style style:name="P34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/>
    </style:style>
    <style:style style:name="P35" style:family="paragraph" style:parent-style-name="Heading_20_3">
      <style:paragraph-properties fo:margin-top="0.282cm" fo:margin-bottom="0cm" loext:contextual-spacing="false" fo:line-height="100%" fo:keep-together="always" fo:padding="0cm" fo:border="none" fo:keep-with-next="always"/>
      <style:text-properties fo:color="#000000" officeooo:paragraph-rsid="001e4653"/>
    </style:style>
    <style:style style:name="P36" style:family="paragraph" style:parent-style-name="Title" style:master-page-name="Standard">
      <style:paragraph-properties fo:margin-top="0cm" fo:margin-bottom="0cm" loext:contextual-spacing="false" fo:text-align="center" style:justify-single-word="false" style:page-number="1" fo:padding="0cm" fo:border="none"/>
      <style:text-properties officeooo:rsid="0015dbeb" officeooo:paragraph-rsid="0015dbeb"/>
    </style:style>
    <style:style style:name="T1" style:family="text">
      <style:text-properties fo:color="#666666"/>
    </style:style>
    <style:style style:name="T2" style:family="text">
      <style:text-properties fo:color="#666666" style:font-name="Trebuchet MS" fo:font-size="13pt" style:font-name-asian="Trebuchet MS1" style:font-size-asian="13pt" style:font-name-complex="Trebuchet MS1" style:font-size-complex="13pt"/>
    </style:style>
    <style:style style:name="T3" style:family="text">
      <style:text-properties fo:color="#666666" officeooo:rsid="0015e445"/>
    </style:style>
    <style:style style:name="T4" style:family="text">
      <style:text-properties fo:color="#666666" officeooo:rsid="001cfc53"/>
    </style:style>
    <style:style style:name="T5" style:family="text">
      <style:text-properties fo:color="#666666" officeooo:rsid="001e4653"/>
    </style:style>
    <style:style style:name="T6" style:family="text">
      <style:text-properties style:font-name="Trebuchet MS" fo:font-size="13pt" fo:font-weight="bold" style:font-name-asian="Trebuchet MS1" style:font-size-asian="13pt" style:font-weight-asian="bold" style:font-name-complex="Trebuchet MS1" style:font-size-complex="13pt"/>
    </style:style>
    <style:style style:name="T7" style:family="text">
      <style:text-properties fo:color="#1155cc" style:text-underline-style="solid" style:text-underline-width="auto" style:text-underline-color="font-color"/>
    </style:style>
    <style:style style:name="T8" style:family="text">
      <style:text-properties fo:color="#000000"/>
    </style:style>
    <style:style style:name="T9" style:family="text">
      <style:text-properties fo:color="#000000" officeooo:rsid="001e4653"/>
    </style:style>
    <style:style style:name="T10" style:family="text">
      <style:text-properties fo:color="#000000" fo:font-weight="bold" style:font-weight-asian="bold" style:font-weight-complex="bold"/>
    </style:style>
    <style:style style:name="T11" style:family="text">
      <style:text-properties fo:color="#000000" fo:font-weight="bold" officeooo:rsid="001e4653" style:font-weight-asian="bold" style:font-weight-complex="bold"/>
    </style:style>
    <style:style style:name="T1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000000" fo:font-size="12pt" fo:font-weight="bold" officeooo:rsid="001e4653" style:font-size-asian="12pt" style:font-weight-asian="bold" style:font-size-complex="12pt" style:font-weight-complex="bold"/>
    </style:style>
    <style:style style:name="T14" style:family="text">
      <style:text-properties officeooo:rsid="0015dbeb"/>
    </style:style>
    <style:style style:name="T15" style:family="text">
      <style:text-properties officeooo:rsid="0015e445"/>
    </style:style>
    <style:style style:name="T16" style:family="text">
      <style:text-properties officeooo:rsid="0016c109"/>
    </style:style>
    <style:style style:name="T17" style:family="text">
      <style:text-properties officeooo:rsid="0016e0dc"/>
    </style:style>
    <style:style style:name="T18" style:family="text">
      <style:text-properties officeooo:rsid="00186a3e"/>
    </style:style>
    <style:style style:name="T19" style:family="text">
      <style:text-properties officeooo:rsid="00193688"/>
    </style:style>
    <style:style style:name="T20" style:family="text">
      <style:text-properties officeooo:rsid="001a9f15"/>
    </style:style>
    <style:style style:name="T21" style:family="text">
      <style:text-properties officeooo:rsid="001bb51f"/>
    </style:style>
    <style:style style:name="T22" style:family="text">
      <style:text-properties officeooo:rsid="001cfc53"/>
    </style:style>
    <style:style style:name="T23" style:family="text">
      <style:text-properties officeooo:rsid="001d3fc6"/>
    </style:style>
    <style:style style:name="T24" style:family="text">
      <style:text-properties officeooo:rsid="001e4653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School shooter</text:p>
      <text:p text:style-name="P4"/>
      <text:p text:style-name="P5"/>
      <text:p text:style-name="P5"/>
      <text:p text:style-name="P5"/>
      <text:p text:style-name="P5"/>
      <text:p text:style-name="P20">oo</text:p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4">License </text:p>
      <text:p text:style-name="P5">If you use this in any of your games. Give credit in the GDD (this document) to Alec Markarian and Benjamin Stanley. We did work so you don’t have to. <text:s text:c="2"/></text:p>
      <text:p text:style-name="P5"/>
      <text:p text:style-name="P8"><text:span text:style-name="T2">Feel free to Modify, redistribute but </text:span><text:span text:style-name="T6">not sell</text:span><text:span text:style-name="T2"> this document.</text:span></text:p>
      <text:p text:style-name="P5"/>
      <text:p text:style-name="P5"/>
      <text:p text:style-name="P4">TL;DR - Keep the credits section of this document intact and we are good and do not sell it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30"><text:soft-page-break/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yj5nhqp5cf0j" text:style-name="Index_20_Link" text:visited-style-name="Index_20_Link"><text:span text:style-name="T7">Overview</text:span></text:a></text:p>
          <text:p text:style-name="P11"><text:a xlink:type="simple" xlink:href="#_5s48wntac2es" text:style-name="Index_20_Link" text:visited-style-name="Index_20_Link"><text:span text:style-name="T7">Theme / Setting / Genre</text:span></text:a></text:p>
          <text:p text:style-name="P11"><text:a xlink:type="simple" xlink:href="#_uzq23hfhdv6e" text:style-name="Index_20_Link" text:visited-style-name="Index_20_Link"><text:span text:style-name="T7">Core Gameplay Mechanics Brief</text:span></text:a></text:p>
          <text:p text:style-name="P11"><text:a xlink:type="simple" xlink:href="#_kvz0cxkhwt0s" text:style-name="Index_20_Link" text:visited-style-name="Index_20_Link"><text:span text:style-name="T7">Targeted platforms</text:span></text:a></text:p>
          <text:p text:style-name="P11"><text:a xlink:type="simple" xlink:href="#_421ijgnpyvmc" text:style-name="Index_20_Link" text:visited-style-name="Index_20_Link"><text:span text:style-name="T7">Monetization model (Brief/Document)</text:span></text:a></text:p>
          <text:p text:style-name="P11"><text:a xlink:type="simple" xlink:href="#_rdb2xo3rjh0s" text:style-name="Index_20_Link" text:visited-style-name="Index_20_Link"><text:span text:style-name="T7">Project Scope</text:span></text:a></text:p>
          <text:p text:style-name="P11"><text:a xlink:type="simple" xlink:href="#_155cm8v36jpc" text:style-name="Index_20_Link" text:visited-style-name="Index_20_Link"><text:span text:style-name="T7">Influences (Brief)</text:span></text:a></text:p>
          <text:p text:style-name="P12"><text:a xlink:type="simple" xlink:href="#_c6nxu1rzd2cc" text:style-name="Index_20_Link" text:visited-style-name="Index_20_Link"><text:span text:style-name="T7">- &lt;Influence #1&gt;</text:span></text:a></text:p>
          <text:p text:style-name="P12"><text:a xlink:type="simple" xlink:href="#_ssiemceczw16" text:style-name="Index_20_Link" text:visited-style-name="Index_20_Link"><text:span text:style-name="T7">- &lt;Influence #2&gt;</text:span></text:a></text:p>
          <text:p text:style-name="P12"><text:a xlink:type="simple" xlink:href="#_31bxzkfeuvl6" text:style-name="Index_20_Link" text:visited-style-name="Index_20_Link"><text:span text:style-name="T7">- &lt;Influence #3&gt;</text:span></text:a></text:p>
          <text:p text:style-name="P12"><text:a xlink:type="simple" xlink:href="#_o4f1wa5aq6q3" text:style-name="Index_20_Link" text:visited-style-name="Index_20_Link"><text:span text:style-name="T7">- &lt;Influence #4&gt;</text:span></text:a></text:p>
          <text:p text:style-name="P11"><text:a xlink:type="simple" xlink:href="#_337xnergkz1b" text:style-name="Index_20_Link" text:visited-style-name="Index_20_Link"><text:span text:style-name="T7">The elevator Pitch</text:span></text:a></text:p>
          <text:p text:style-name="P11"><text:a xlink:type="simple" xlink:href="#_z7oe7x50rpf3" text:style-name="Index_20_Link" text:visited-style-name="Index_20_Link"><text:span text:style-name="T7">Project Description (Brief):</text:span></text:a></text:p>
          <text:p text:style-name="P11"><text:a xlink:type="simple" xlink:href="#_exbmsy55zuvb" text:style-name="Index_20_Link" text:visited-style-name="Index_20_Link"><text:span text:style-name="T7">Project Description (Detailed)</text:span></text:a></text:p>
          <text:p text:style-name="P10"><text:a xlink:type="simple" xlink:href="#_s4h84uy3suza" text:style-name="Index_20_Link" text:visited-style-name="Index_20_Link"><text:span text:style-name="T7">What sets this project apart?</text:span></text:a></text:p>
          <text:p text:style-name="P11"><text:a xlink:type="simple" xlink:href="#_a8x4s87df6uk" text:style-name="Index_20_Link" text:visited-style-name="Index_20_Link"><text:span text:style-name="T7">Core Gameplay Mechanics (Detailed)</text:span></text:a></text:p>
          <text:p text:style-name="P12"><text:a xlink:type="simple" xlink:href="#_jyik8zbcjcio" text:style-name="Index_20_Link" text:visited-style-name="Index_20_Link"><text:span text:style-name="T7">- &lt;Core Gameplay Mechanic #1&gt;</text:span></text:a></text:p>
          <text:p text:style-name="P12"><text:a xlink:type="simple" xlink:href="#_y46mn9zee60t" text:style-name="Index_20_Link" text:visited-style-name="Index_20_Link"><text:span text:style-name="T7">- &lt;Core Gameplay Mechanic #2&gt;</text:span></text:a></text:p>
          <text:p text:style-name="P12"><text:a xlink:type="simple" xlink:href="#_lmzwvmw5e0hr" text:style-name="Index_20_Link" text:visited-style-name="Index_20_Link"><text:span text:style-name="T7">- &lt;Core Gameplay Mechanic #3&gt;</text:span></text:a></text:p>
          <text:p text:style-name="P12"><text:a xlink:type="simple" xlink:href="#_kct9c2l3dr9p" text:style-name="Index_20_Link" text:visited-style-name="Index_20_Link"><text:span text:style-name="T7">- &lt;Core Gameplay Mechanic #4&gt;</text:span></text:a></text:p>
          <text:p text:style-name="P10"><text:a xlink:type="simple" xlink:href="#_6pmf08ssy6y0" text:style-name="Index_20_Link" text:visited-style-name="Index_20_Link"><text:span text:style-name="T7">Story and Gameplay</text:span></text:a></text:p>
          <text:p text:style-name="P11"><text:a xlink:type="simple" xlink:href="#_ctv1wxi9dpll" text:style-name="Index_20_Link" text:visited-style-name="Index_20_Link"><text:span text:style-name="T7">Story (Brief)</text:span></text:a></text:p>
          <text:p text:style-name="P11"><text:a xlink:type="simple" xlink:href="#_kqt2h5q76zyt" text:style-name="Index_20_Link" text:visited-style-name="Index_20_Link"><text:span text:style-name="T7">Story (Detailed)</text:span></text:a></text:p>
          <text:p text:style-name="P11"><text:a xlink:type="simple" xlink:href="#_ejtq4v6r30ui" text:style-name="Index_20_Link" text:visited-style-name="Index_20_Link"><text:span text:style-name="T7">Gameplay (Brief)</text:span></text:a></text:p>
          <text:p text:style-name="P11"><text:a xlink:type="simple" xlink:href="#_cl69l94amjmx" text:style-name="Index_20_Link" text:visited-style-name="Index_20_Link"><text:span text:style-name="T7">Gameplay (Detailed)</text:span></text:a></text:p>
          <text:p text:style-name="P10"><text:a xlink:type="simple" xlink:href="#_6m1256af7s3j" text:style-name="Index_20_Link" text:visited-style-name="Index_20_Link"><text:span text:style-name="T7">Assets Needed</text:span></text:a></text:p>
          <text:p text:style-name="P11"><text:a xlink:type="simple" xlink:href="#_1wb69txjqarm" text:style-name="Index_20_Link" text:visited-style-name="Index_20_Link"><text:span text:style-name="T7">- 2D</text:span></text:a></text:p>
          <text:p text:style-name="P11"><text:a xlink:type="simple" xlink:href="#_xdk2cy4n4ovn" text:style-name="Index_20_Link" text:visited-style-name="Index_20_Link"><text:span text:style-name="T7">- 3D</text:span></text:a></text:p>
          <text:p text:style-name="P11"><text:a xlink:type="simple" xlink:href="#_f8xx8iwg5gs9" text:style-name="Index_20_Link" text:visited-style-name="Index_20_Link"><text:span text:style-name="T7">- Sound</text:span></text:a></text:p>
          <text:p text:style-name="P11"><text:a xlink:type="simple" xlink:href="#_ky1qxs88utre" text:style-name="Index_20_Link" text:visited-style-name="Index_20_Link"><text:span text:style-name="T7">- Code</text:span></text:a></text:p>
          <text:p text:style-name="P11"><text:a xlink:type="simple" xlink:href="#_isk96p5euy3r" text:style-name="Index_20_Link" text:visited-style-name="Index_20_Link"><text:span text:style-name="T7">- Animation</text:span></text:a></text:p>
          <text:p text:style-name="P10"><text:a xlink:type="simple" xlink:href="#_kmt9zaowjejr" text:style-name="Index_20_Link" text:visited-style-name="Index_20_Link"><text:span text:style-name="T7">Schedule</text:span></text:a></text:p>
          <text:p text:style-name="P12"><text:a xlink:type="simple" xlink:href="#_r3fjjzh8krjg" text:style-name="Index_20_Link" text:visited-style-name="Index_20_Link"><text:span text:style-name="T7">- &lt;Object #1&gt;</text:span></text:a></text:p>
          <text:p text:style-name="P12"><text:a xlink:type="simple" xlink:href="#_j584764hn4bz" text:style-name="Index_20_Link" text:visited-style-name="Index_20_Link"><text:span text:style-name="T7">- &lt;Object #2&gt;</text:span></text:a></text:p>
          <text:p text:style-name="P12"><text:a xlink:type="simple" xlink:href="#_lbj31oz0xb3v" text:style-name="Index_20_Link" text:visited-style-name="Index_20_Link"><text:span text:style-name="T7">- &lt;Object #3&gt;</text:span></text:a></text:p>
          <text:p text:style-name="P12"><text:a xlink:type="simple" xlink:href="#_p0jgh8xq0o3r" text:style-name="Index_20_Link" text:visited-style-name="Index_20_Link"><text:span text:style-name="T7">- &lt;Object #4&gt;</text:span></text:a></text:p>
        </text:index-body>
      </text:table-of-content>
      <text:p text:style-name="P6"/>
      <text:p text:style-name="P7"/>
      <text:p text:style-name="P7"/>
      <text:p text:style-name="P7"/>
      <text:p text:style-name="P7"/>
      <text:p text:style-name="P14"><text:bookmark text:name="_yj5nhqp5cf0j"/><text:soft-page-break/>Overview</text:p>
      <text:p text:style-name="P5"/>
      <text:p text:style-name="P13"><text:bookmark text:name="_5s48wntac2es"/>Theme / Setting / Genre</text:p>
      <text:p text:style-name="P5"><text:tab/>- <text:s/><text:span text:style-name="T14">Współczesna szkoła amerykańska / FPS</text:span></text:p>
      <text:p text:style-name="P13"><text:bookmark text:name="_uzq23hfhdv6e"/>Core Gameplay Mechanics Brief</text:p>
      <text:p text:style-name="P19"><text:tab/>- <text:span text:style-name="T14">Chodzenie WSAD, Kucanie Ctrl, Bieg Shift</text:span></text:p>
      <text:p text:style-name="P5"><text:tab/>- <text:span text:style-name="T14">Ruszanie kamerą, celowanie i strzelanie myszką</text:span></text:p>
      <text:p text:style-name="P5"><text:tab/>- <text:span text:style-name="T18">Przeciwnicy chodzący i strzelający do gracza</text:span></text:p>
      <text:p text:style-name="P5"><text:tab/>- <text:span text:style-name="T15">Podnoszenie magzaynków E, Reload R</text:span></text:p>
      <text:p text:style-name="P13"><text:bookmark text:name="_rdb2xo3rjh0s"/>Project Scope </text:p>
      <text:p text:style-name="P28"><text:span text:style-name="T1"><text:tab/></text:span><text:span text:style-name="T3">szacowany czas </text:span><text:span text:style-name="T5">50</text:span><text:span text:style-name="T3">h</text:span></text:p>
      <text:p text:style-name="P13"><text:bookmark text:name="_155cm8v36jpc"/>Influences (Brief)</text:p>
      <text:p text:style-name="P32"><text:bookmark text:name="_c6nxu1rzd2cc"/><text:tab/>- &lt;Influence #1&gt;</text:p>
      <text:p text:style-name="P3"><text:tab/><text:tab/>- <text:span text:style-name="T16">Informacje o takich wydarzeniach w Ameryce wzięte z internetu</text:span></text:p>
      <text:p text:style-name="P32"><text:bookmark text:name="_ssiemceczw16"/><text:tab/>- &lt;Influence #2&gt;</text:p>
      <text:p text:style-name="P3"><text:tab/><text:tab/>- <text:span text:style-name="T16">Counter-Strike</text:span></text:p>
      <text:p text:style-name="P3"/>
      <text:p text:style-name="P13"><text:bookmark text:name="_z7oe7x50rpf3"/>Project Description (Brief):</text:p>
      <text:p text:style-name="P5"/>
      <text:p text:style-name="P21">Gra się jako nastolatek, który musi jak najszybciej wydostać się za szkoły zabijając po drodze policjantów i możliwie jak najwięcej uczniów.</text:p>
      <text:p text:style-name="P5"/>
      <text:p text:style-name="P13"><text:bookmark text:name="_exbmsy55zuvb"/>Project Description (Detailed)</text:p>
      <text:p text:style-name="P3"/>
      <text:p text:style-name="P22">Gra się jako nastolatek, który był dręczony przez innych uczniów w swojej szkole, przez co postanowił zabić najwięcej osób ile potrafi. Po rozpoczęciu strzelania większość uczniów uciekła i policja została zawiadomiona. Zadaniem gracza jest jak najszybciej znaleźć i zabić ukrywających się w szkole pozostałych uczniów, oraz ucieczka ze szkoły przed nacierającą na nią policją.</text:p>
      <text:p text:style-name="P3"/>
      <text:p text:style-name="P3"/>
      <text:p text:style-name="P3"/>
      <text:p text:style-name="P3"/>
      <text:p text:style-name="P3"/>
      <text:p text:style-name="P13"><text:bookmark text:name="_a8x4s87df6uk"/><text:soft-page-break/>Core Gameplay Mechanics (Detailed)</text:p>
      <text:p text:style-name="P33"><text:bookmark text:name="_jyik8zbcjcio"/><text:tab/>- <text:span text:style-name="T17">Chodzenie WSAD, Kucanie Ctrl, Bieg Shift</text:span></text:p>
      <text:p text:style-name="P5"><text:tab/><text:tab/>- &lt;Details&gt;</text:p>
      <text:p text:style-name="P5"><text:tab/><text:tab/><text:tab/><text:span text:style-name="T17">Chodznie klawiszami W do przodu, S do tyłu, A w lewo i D w <text:tab/><text:tab/><text:tab/>prawo, Ctrl kucanie i Shift bieg</text:span></text:p>
      <text:p text:style-name="P5"><text:tab/><text:tab/>- &lt;How it works&gt;</text:p>
      <text:p text:style-name="P3"><text:tab/><text:tab/><text:tab/><text:span text:style-name="T18">Przy naciśnięciu danego klawisza nadana zostanie konkretna <text:tab/><text:tab/><text:tab/>prędkość w danym kierunku zależna od klawisza, przy czym <text:tab/><text:tab/><text:tab/>można trzymać naraz maksymalnie 2 nie przeciwne klawisze.</text:span></text:p>
      <text:p text:style-name="P23"><text:tab/><text:tab/><text:tab/>Dodatkowo naciśnięcie Shift będzie przyspieszało ten ruch, a <text:tab/><text:tab/><text:tab/>Ctrl spowalniało i obniżało celownik, oraz zmieniało pozycję <text:tab/><text:tab/><text:tab/>gracza.</text:p>
      <text:p text:style-name="P32"><text:bookmark text:name="_y46mn9zee60t"/><text:tab/>- <text:span text:style-name="T17">Ruszanie kamerą, celowanie i strzelanie myszką</text:span></text:p>
      <text:p text:style-name="P3"><text:tab/><text:tab/>- &lt;Details&gt;</text:p>
      <text:p text:style-name="P3"><text:tab/><text:tab/><text:tab/><text:span text:style-name="T18">Celownik będzie na środku ekranu, ruszanie myszką będzie <text:tab/><text:tab/><text:tab/>ruszało kamerą dookoła gracza i naciśnięcie LPM będzie <text:tab/><text:tab/><text:tab/>wystrzeliwywało pocisk z pistoletu</text:span></text:p>
      <text:p text:style-name="P3"><text:tab/><text:tab/>- &lt;How it works&gt;</text:p>
      <text:p text:style-name="P3"><text:tab/><text:tab/><text:tab/><text:span text:style-name="T18">Ruszanie myszką będzie wpływało na obrót kamery dookoła <text:tab/><text:tab/><text:tab/>głowy gracza, co będzie wpływało na kierunek wystrzelenia <text:tab/><text:tab/><text:tab/>pocisków, oraz ruchu gracza. Naciśnięcie LPM wystrzeli <text:tab/><text:tab/><text:tab/>bardzo szybki pocisk w kierunku, w którym ustawiony jest <text:tab/><text:tab/><text:tab/>celownik, który jeśli trafi przeciwnika, to odejmie mu HP</text:span></text:p>
      <text:p text:style-name="P32"><text:bookmark text:name="_lmzwvmw5e0hr"/><text:tab/>- <text:span text:style-name="T19">Przeciwnicy chodzący i strzelajacy do gracza</text:span></text:p>
      <text:p text:style-name="P3"><text:tab/><text:tab/>- &lt;Details&gt;</text:p>
      <text:p text:style-name="P3"><text:tab/><text:tab/><text:tab/><text:span text:style-name="T19">Uczniowie będą po prostu stać w randomowych salach, a <text:tab/><text:tab/><text:tab/>policjanci będą albo stać w miejscu i strzelać do nas, albo <text:tab/><text:tab/><text:tab/>nas szukać i też do nas strzelać</text:span></text:p>
      <text:p text:style-name="P3"><text:tab/><text:tab/>- &lt;How it works&gt;</text:p>
      <text:p text:style-name="P3"><text:tab/><text:tab/><text:tab/><text:span text:style-name="T20">Będzie lista możliwych miejsc do spawnu uczniów i przy <text:tab/><text:tab/><text:tab/>starcie gry będą randomowe z niej miejsca przydzielane dla <text:tab/><text:tab/><text:tab/>uczniów, podobnie z policjantami. Policjanci stojący będą <text:tab/><text:tab/><text:tab/>patrzyli się stale w jednym kierunku, odwracając się do nas, <text:tab/><text:tab/><text:tab/>gdy nie będzie między nimi, a nami żadnej przeszkody i <text:tab/><text:tab/><text:tab/>strzelając w naszym kierunku z pewnym randomowym <text:tab/><text:tab/><text:tab/><text:tab/>niedociągnięciem (żeby nie celowali cały czas prosto w nas, </text:span><text:soft-page-break/><text:span text:style-name="T20"><text:tab/><text:tab/><text:tab/>tylko trochę też nie trafiali). Chodzący policjanci będą cały <text:tab/><text:tab/><text:tab/>czas spawnić się przy wyjściu i iść w stronę gracza najszybszą <text:tab/><text:tab/><text:tab/>drogą (mapa = graf z możliwymi cyklami ?)</text:span></text:p>
      <text:p text:style-name="P32"><text:bookmark text:name="_kct9c2l3dr9p"/><text:tab/>- <text:span text:style-name="T17">Podnoszenie magazynków E, Reload R</text:span></text:p>
      <text:p text:style-name="P3"><text:tab/><text:tab/>- &lt;Details&gt;</text:p>
      <text:p text:style-name="P3"><text:tab/><text:tab/><text:tab/><text:span text:style-name="T21">Policjanci będą pozostawiali po sobie magazynki z nabojami, <text:tab/><text:tab/><text:tab/>które im zostały. Będzie można je podnieść i trzymać max 3 <text:tab/><text:tab/><text:tab/>przy sobie. Magazynki będą miały konkretna ilość naboi i nie <text:tab/><text:tab/><text:tab/>można przekłądać naboi między magazynkami. Reload <text:tab/><text:tab/><text:tab/><text:tab/>wyrzuca magazynek, któy aktualnie jest w broni i wkłada <text:tab/><text:tab/><text:tab/>najwcześniej podniesiony. Wyrzuconego nie można podnieść</text:span></text:p>
      <text:p text:style-name="P3"><text:tab/><text:tab/>- &lt;How it works&gt;</text:p>
      <text:p text:style-name="P3"><text:tab/><text:tab/><text:tab/><text:span text:style-name="T21">W miejsce pokonanego policjanta będzie się pojawiał <text:tab/><text:tab/><text:tab/><text:tab/>magazynek z nabojami, które mu pozostały w pistolecie. <text:tab/><text:tab/><text:tab/>Policjanci mają nieskończoną ilość naboi w sumie, ale <text:tab/><text:tab/><text:tab/><text:tab/>ograniczoną aktulanie włożonych do pistoletu i liczba ta <text:tab/><text:tab/><text:tab/>będzie się resetowała przy wykorzystaniu wszystkich naboi z <text:tab/><text:tab/><text:tab/>poprzedniego magazynka. Dane będą przechowywane o ilości <text:tab/><text:tab/><text:tab/>nabojów w każdym z trzymanych magazynków, ale nie będą <text:tab/><text:tab/><text:tab/>wyświetlane. Zużycie wszystkich naboi w magazynku <text:tab/><text:tab/><text:tab/><text:tab/>spowoduje automatyczny reload, a przy braku magazynków i <text:tab/><text:tab/><text:tab/>naboi nie będzie można strzelać.</text:span></text:p>
      <text:p text:style-name="P3"/>
      <text:p text:style-name="P14"><text:bookmark text:name="_6pmf08ssy6y0"/>Story and Gameplay</text:p>
      <text:p text:style-name="P1"/>
      <text:p text:style-name="P13"><text:bookmark text:name="_ctv1wxi9dpll"/>Story (Brief)</text:p>
      <text:p text:style-name="P1"/>
      <text:p text:style-name="P24">Uczniowie Ci dokuczali, więc postanawiasz się zemścić i ich zastrzelić, ale przyjeżdża policja, więc chcesz zabić najwięcej uczniów jak możesz i uciec</text:p>
      <text:p text:style-name="P13"><text:bookmark text:name="_kqt2h5q76zyt"/>Story (Detailed)</text:p>
      <text:p text:style-name="P1"/>
      <text:p text:style-name="P24">Uczniowie Ci dokuczali, gdy w końcu masz tego dość bierzesz z domu pistolet ojca, który jest policjantem i będąc już w szkole zaczynasz syrzelać do uczniów. Wielu z nich uciekło i zawiadomiło policję, ale dalej czujesz niedosyt, więc uciekając ze szkoł przed policją szukasz chowających się uczniów i ich zabijasz.</text:p>
      <text:p text:style-name="P9"><text:soft-page-break/></text:p>
      <text:p text:style-name="P13"><text:bookmark text:name="_ejtq4v6r30ui"/>Gameplay (Brief)</text:p>
      <text:p text:style-name="P25">Chodzisz po szkole i strzelasz do policjantów przy okazji nie dając się zabić, zabicie ucznia daje Ci punkty i dostajesz dodatkowe punkty za jak najkrótszy czas ucieczki ze szkoły.</text:p>
      <text:p text:style-name="P13"><text:bookmark text:name="_cl69l94amjmx"/>Gameplay (Detailed)</text:p>
      <text:p text:style-name="P29"><text:span text:style-name="T4">Chodzisz po szkole i strzelasz z pistoletu do policjantów, którzy albo stoją i na Ciebie czekają, albo idą w Twoją stronę. Wszyscy policjanci do Ciebie strzelają, więc żeby się wydostać musisz ich zabić i nie dać się zabić. Po zabiciu policjanta wypada z niego magazynek z nabojami do pistoletu, który można podnieść. Można mieć przy sobie maksymalnie 3 dodatkowe magazynki. Po zreloadowaniu broni, nie mamy juz dostępu do wyrzuconego magazynku i wkładamy do broni najwcześniej podniesiony magazynek z trzymanych przy sobie. Dodatkowo po szkole będą rozstawieni uczniowie, których zabicie da nam punkty, jednak będą oni nieruchomi. Po wyjściu ze szkoły dostaniemy punkty w zależności od tego ile czasu zajęło nam wydostanie się z niej.</text:span></text:p>
      <text:p text:style-name="P9"/>
      <text:p text:style-name="P14"><text:bookmark text:name="_6m1256af7s3j"/>Assets Needed</text:p>
      <text:p text:style-name="P9"/>
      <text:p text:style-name="P13"><text:bookmark text:name="_1wb69txjqarm"/>- 2D</text:p>
      <text:p text:style-name="P9"><text:tab/>-<text:span text:style-name="T22">Textury do postaci, broni i otoczenia</text:span></text:p>
      <text:p text:style-name="P13"><text:bookmark text:name="_xdk2cy4n4ovn"/>- 3D</text:p>
      <text:p text:style-name="P9"><text:tab/>- <text:span text:style-name="T22">Policjanci, uczniowie, budynek szkoły, broń i ręce gracza</text:span></text:p>
      <text:p text:style-name="P13"><text:bookmark text:name="_f8xx8iwg5gs9"/>- Sound</text:p>
      <text:p text:style-name="P9"><text:tab/>- <text:span text:style-name="T22">Dźwięki strzelania, chodzenia i umierania</text:span></text:p>
      <text:p text:style-name="P13"><text:bookmark text:name="_ky1qxs88utre"/>- Code</text:p>
      <text:p text:style-name="P9"><text:tab/>- <text:span text:style-name="T23">Gracz: poruszanie się, strzelanie, przeładowanie, podniesienie <text:tab/>magazynku, otrzymanie obrażeń</text:span></text:p>
      <text:p text:style-name="P9"><text:tab/>- <text:span text:style-name="T23">Policjanci: chodznie, strzelanie, celowanie, upuszczanie magzaynku, <text:tab/>otrzymanie obrażeń i szukanie gracza</text:span></text:p>
      <text:p text:style-name="P9"><text:tab/>- <text:span text:style-name="T23">Zdobywanie punktów, spawn policjantów i uczniów, game controller</text:span></text:p>
      <text:p text:style-name="P13"><text:bookmark text:name="_isk96p5euy3r"/>- Animation</text:p>
      <text:p text:style-name="P9"><text:tab/>- <text:span text:style-name="T23">Animacja przeładowania, strzelania, chodzenia i umierania policjantów</text:span></text:p>
      <text:p text:style-name="P9"><text:soft-page-break/></text:p>
      <text:p text:style-name="P15"><text:bookmark text:name="_kmt9zaowjejr"/>Schedule</text:p>
      <text:p text:style-name="P34"><text:bookmark text:name="_r3fjjzh8krjg"/><text:tab/>- <text:span text:style-name="T23">Gracz</text:span></text:p>
      <text:p text:style-name="P1"><text:tab/><text:tab/>- <text:span text:style-name="T23">10h</text:span></text:p>
      <text:p text:style-name="P3"><text:tab/><text:tab/><text:tab/>- <text:span text:style-name="T23">Prosty model rąk i pistoletu - 2h</text:span></text:p>
      <text:p text:style-name="P3"><text:tab/><text:tab/><text:tab/>- <text:span text:style-name="T23">Poruszanie się - 2h</text:span></text:p>
      <text:p text:style-name="P3"><text:tab/><text:tab/><text:tab/>- <text:span text:style-name="T23">Strzelanie (bez ograniczenia naboi) – 1h</text:span></text:p>
      <text:p text:style-name="P3"><text:tab/><text:tab/><text:tab/>- <text:span text:style-name="T23">Liczenie naboi i magazynków – 2h</text:span></text:p>
      <text:p text:style-name="P3"><text:tab/><text:tab/><text:tab/>- <text:span text:style-name="T23">Reload i podnoszenie magazynków - 3h</text:span></text:p>
      <text:p text:style-name="P34"><text:bookmark text:name="_j584764hn4bz"/><text:tab/>- <text:span text:style-name="T23">Model szkoły</text:span></text:p>
      <text:p text:style-name="P1"><text:tab/><text:tab/>- <text:span text:style-name="T23">9h</text:span></text:p>
      <text:p text:style-name="P3"><text:tab/><text:tab/><text:tab/>- <text:span text:style-name="T23">Prosty model w blenderze – 7h</text:span></text:p>
      <text:p text:style-name="P3"><text:tab/><text:tab/><text:tab/>- <text:span text:style-name="T23">Textury itp - 2h</text:span></text:p>
      <text:p text:style-name="P34"><text:bookmark text:name="_lbj31oz0xb3v"/><text:tab/>- <text:span text:style-name="T23">Uczniowie </text:span></text:p>
      <text:p text:style-name="P1"><text:tab/><text:tab/>- <text:span text:style-name="T24">7h</text:span></text:p>
      <text:p text:style-name="P3"><text:tab/><text:tab/><text:tab/>- <text:span text:style-name="T24">Prosty model – 2h</text:span></text:p>
      <text:p text:style-name="P3"><text:tab/><text:tab/><text:tab/>- <text:span text:style-name="T24">Respienie – 3h</text:span></text:p>
      <text:p text:style-name="P3"><text:tab/><text:tab/><text:tab/>- <text:span text:style-name="T24">Zabijanie i dostawanie punktów -2h</text:span></text:p>
      <text:p text:style-name="P34"><text:bookmark text:name="_p0jgh8xq0o3r"/><text:tab/>- <text:span text:style-name="T24">Policjanci</text:span></text:p>
      <text:p text:style-name="P1"><text:tab/><text:tab/>- <text:span text:style-name="T24">18h</text:span></text:p>
      <text:p text:style-name="P3"><text:tab/><text:tab/><text:tab/>- <text:span text:style-name="T24">Prosty model - 2h</text:span></text:p>
      <text:p text:style-name="P3"><text:tab/><text:tab/><text:tab/>- <text:span text:style-name="T24">Celowanie w gracza i strzelanie – 3h</text:span></text:p>
      <text:p text:style-name="P3"><text:tab/><text:tab/><text:tab/>- <text:span text:style-name="T24">Umieranie i upuszczanie magazynków – 2h</text:span></text:p>
      <text:p text:style-name="P3"><text:tab/><text:tab/><text:tab/>- <text:span text:style-name="T24">Liczenie naboi – 1h</text:span></text:p>
      <text:p text:style-name="P3"><text:tab/><text:tab/><text:tab/>- <text:span text:style-name="T24">Chodzenie i szukanie gracza – 10h</text:span></text:p>
      <text:p text:style-name="Heading_20_3"><text:tab/><text:span text:style-name="T12">- </text:span><text:span text:style-name="T13">Śmierć gracza</text:span></text:p>
      <text:p text:style-name="P31"><text:tab/><text:tab/>- <text:span text:style-name="T24">2h</text:span></text:p>
      <text:p text:style-name="P26"/>
      <text:p text:style-name="P35"><text:bookmark text:name="_p0jgh8xq0o3r1"/><text:tab/>- <text:span text:style-name="T24">Ogólny przebieg gry</text:span></text:p>
      <text:p text:style-name="P31"><text:tab/><text:tab/>- <text:span text:style-name="T24">10h</text:span></text:p>
      <text:p text:style-name="P26"><text:tab/><text:tab/><text:tab/>- <text:span text:style-name="T24">Start gry – 2h</text:span></text:p>
      <text:p text:style-name="P26"><text:tab/><text:tab/><text:tab/>- <text:span text:style-name="T24">Śmierć – 2h</text:span></text:p>
      <text:p text:style-name="P26"><text:tab/><text:tab/><text:tab/>- <text:span text:style-name="T24">Wygrana – 2h</text:span></text:p>
      <text:p text:style-name="P26"><text:tab/><text:tab/><text:tab/>- <text:span text:style-name="T24">Dodatkowy czas na testowanie i poprawianie błędów - 4h</text:span></text:p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6pt" style:font-name-asian="Trebuchet MS1" style:font-family-asian="'Trebuchet MS'" style:font-family-generic-asian="system" style:font-pitch-asian="variable" style:font-size-asian="16pt" style:font-name-complex="Trebuchet MS1" style:font-family-complex="'Trebuchet MS'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353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13pt" fo:font-weight="bold" style:font-name-asian="Trebuchet MS1" style:font-family-asian="'Trebuchet MS'" style:font-family-generic-asian="system" style:font-pitch-asian="variable" style:font-size-asian="13pt" style:font-weight-asian="bold" style:font-name-complex="Trebuchet MS1" style:font-family-complex="'Trebuchet MS'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2pt" fo:font-weight="bold" style:font-name-asian="Trebuchet MS1" style:font-family-asian="'Trebuchet MS'" style:font-family-generic-asian="system" style:font-pitch-asian="variable" style:font-size-asian="12pt" style:font-weight-asian="bold" style:font-name-complex="Trebuchet MS1" style:font-family-complex="'Trebuchet MS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loext:contextual-spacing="fals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1" style:font-family-asian="'Trebuchet MS'" style:font-family-generic-asian="system" style:font-pitch-asian="variable" style:font-size-asian="21pt" style:font-name-complex="Trebuchet MS1" style:font-family-complex="'Trebuchet MS'" style:font-family-generic-complex="system" style:font-pitch-complex="variable" style:font-size-complex="21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353cm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3pt" fo:font-style="italic" style:font-name-asian="Trebuchet MS1" style:font-family-asian="'Trebuchet MS'" style:font-family-generic-asian="system" style:font-pitch-asian="variable" style:font-size-asian="13pt" style:font-style-asian="italic" style:font-name-complex="Trebuchet MS1" style:font-family-complex="'Trebuchet MS'" style:font-family-generic-complex="system" style:font-pitch-complex="variable" style:font-size-complex="13pt"/>
    </style:style>
    <style:style style:name="Footer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 fo:padding="0cm" fo:border="non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8-11-16T01:21:16.999000000</dc:date>
    <meta:editing-duration>PT7M54S</meta:editing-duration>
    <meta:editing-cycles>1</meta:editing-cycles>
    <meta:document-statistic meta:table-count="0" meta:image-count="0" meta:object-count="0" meta:page-count="8" meta:paragraph-count="138" meta:word-count="1166" meta:character-count="7603" meta:non-whitespace-character-count="6300"/>
  </office:meta>
</office:document-meta>
</file>